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courier new" svg:font-family="'courier new', courier, mono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Text_20_body" style:list-style-name="L4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" style:family="paragraph" style:parent-style-name="Text_20_body" style:list-style-name="L5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5" style:family="paragraph" style:parent-style-name="Text_20_body" style:list-style-name="L6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6" style:family="paragraph" style:parent-style-name="Text_20_body" style:list-style-name="L3">
      <style:paragraph-properties style:line-height-at-least="0.2291in" fo:widows="1"/>
    </style:style>
    <style:style style:name="P7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8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bold"/>
    </style:style>
    <style:style style:name="P9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10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1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2" style:family="paragraph" style:parent-style-name="Text_20_body" style:list-style-name="L3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3" style:family="paragraph" style:parent-style-name="Text_20_body" style:list-style-name="L5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4" style:family="paragraph" style:parent-style-name="Text_20_body" style:list-style-name="L6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5" style:family="paragraph" style:parent-style-name="Text_20_body" style:list-style-name="L2">
      <style:paragraph-properties fo:margin-top="0in" fo:margin-bottom="0in" loext:contextual-spacing="false" style:line-height-at-least="0.2291in" fo:widows="1"/>
    </style:style>
    <style:style style:name="P16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17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P18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Helvetica Neue" fo:font-size="11.25pt" fo:letter-spacing="normal" fo:font-style="normal" fo:font-weight="bold"/>
    </style:style>
    <style:style style:name="T3" style:family="text"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style:font-name="courier new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STRING SORTS STUDY GUIDE</text:h>
      <text:p text:style-name="P7"><text:line-break/><text:span text:style-name="T1">Terminology</text:span></text:p>
      <text:list xml:id="list5484019784148207378" text:style-name="L1">
        <text:list-item>
          <text:p text:style-name="P10">String - sequence of characters from a finite ordered alphabet. In Java, our alphabet is the set of all 16-bit integers (representing Unicode characters).</text:p>
        </text:list-item>
        <text:list-item>
          <text:p text:style-name="P10">Radix - just another word for 'base' as in the base of a number system. For example, the radix for words written in lowercase English letters is 26. For number written in Arabic numerals it is 10.</text:p>
        </text:list-item>
        <text:list-item>
          <text:p text:style-name="P10">Radix sort - a sort that works with one character at a time (by grouping objects that have the same digit in the same position).</text:p>
        </text:list-item>
        <text:list-item>
          <text:p text:style-name="P1">Note: I will use 'character' and 'digit' interchangably in this study guide.</text:p>
        </text:list-item>
      </text:list>
      <text:p text:style-name="P9"><text:span text:style-name="T2">Key indexed counting.</text:span><text:span text:style-name="T4"> </text:span><text:span text:style-name="T3">Allows you to sort N keys that are integers between 0 and R-1 in time proportional to N + R. Beats linearithmic lower bound by avoiding any binary compares. This is a completely different philosophy for how things should be sorted. This is the most important concept for this lecture.</text:span></text:p>
      <text:p text:style-name="P7"><text:span text:style-name="T1">Manually performing LSD and MSD. </text:span>Should be doable in your sleep.</text:p>
      <text:p text:style-name="P8">LSD.</text:p>
      <text:list xml:id="list1526382419909119963" text:style-name="L2">
        <text:list-item>
          <text:p text:style-name="P11">Requires fixed length strings (can pad end of strings with 'smaller-than-everything' character).</text:p>
        </text:list-item>
        <text:list-item>
          <text:p text:style-name="P15"><text:span text:style-name="T3">Requires proportional to W N calls to </text:span><text:span text:style-name="Teletype"><text:span text:style-name="T5">charAt()</text:span></text:span><text:span text:style-name="T3">. Why?</text:span></text:p>
        </text:list-item>
        <text:list-item>
          <text:p text:style-name="P11">Requires time proportional to W(N + R). Why?</text:p>
        </text:list-item>
        <text:list-item>
          <text:p text:style-name="P11">Why do we consider these run times to be linear, despite the fact that they involve products WN and WR?</text:p>
        </text:list-item>
        <text:list-item>
          <text:p text:style-name="P11">Requires N + R space. Why?</text:p>
        </text:list-item>
        <text:list-item>
          <text:p text:style-name="P11">What sorting technique is used as a subroutine in LSD? Would a standard technique (e.g. quicksort) work? Does the sort need to be stable?</text:p>
        </text:list-item>
        <text:list-item>
          <text:p text:style-name="P2">For a fixed alphabet and key size, what are the best case and worst case inputs for LSD?</text:p>
        </text:list-item>
      </text:list>
      <text:p text:style-name="P8">MSD.</text:p>
      <text:list xml:id="list7496278172400600648" text:style-name="L3">
        <text:list-item>
          <text:p text:style-name="P12">What sorting technique is used as a subroutine in MSD? Would a standard technique (e.g. quicksort) work? Does the sort need to be stable?</text:p>
        </text:list-item>
        <text:list-item>
          <text:p text:style-name="P12">How much memory does MSD use? Why is MSD so memory hungry? What sort of inputs result in the greatest memory usage?</text:p>
        </text:list-item>
        <text:list-item>
          <text:p text:style-name="P12">Why is it so important to switch to insertion sort (or another sort) for small subarrays? Why did we not have to do this in LSD?</text:p>
        </text:list-item>
        <text:list-item>
          <text:p text:style-name="P12">For a fixed alphabet and key size, what are the best and worst case inputs for MSD?</text:p>
        </text:list-item>
        <text:list-item>
          <text:p text:style-name="P6"><text:span text:style-name="T3">What is the role of our special </text:span><text:span text:style-name="Teletype"><text:span text:style-name="T5">charAt(char, int)</text:span></text:span><text:span text:style-name="T3"> method?</text:span></text:p>
        </text:list-item>
      </text:list>
      <text:p text:style-name="P8">3-way String Quicksort.</text:p>
      <text:p text:style-name="P8"><text:soft-page-break/>Suffix sorting.</text:p>
      <text:h text:style-name="P17" text:outline-level="3">Recommended Problems</text:h>
      <text:h text:style-name="P18" text:outline-level="4">C level</text:h>
      <text:list xml:id="list5341112913728756874" text:style-name="L4">
        <text:list-item>
          <text:p text:style-name="P3">Spring 2012 Final, #6</text:p>
        </text:list-item>
      </text:list>
      <text:h text:style-name="P18" text:outline-level="4">B level</text:h>
      <text:list xml:id="list4567710945976594800" text:style-name="L5">
        <text:list-item>
          <text:p text:style-name="P13">Fall 2008 Final, #6</text:p>
        </text:list-item>
        <text:list-item>
          <text:p text:style-name="P13">Fall 2012 Final, #7</text:p>
        </text:list-item>
        <text:list-item>
          <text:p text:style-name="P13">Spring 2008 Final, #12</text:p>
        </text:list-item>
        <text:list-item>
          <text:p text:style-name="P4">Textbook 5.1.8, 5.1.10</text:p>
        </text:list-item>
      </text:list>
      <text:h text:style-name="P18" text:outline-level="4">A level</text:h>
      <text:list xml:id="list8332402942440893930" text:style-name="L6">
        <text:list-item>
          <text:p text:style-name="P14">How could we avoid the performance hit from our special charAt() function?</text:p>
        </text:list-item>
        <text:list-item>
          <text:p text:style-name="P5">What makes MSD cache unfriendly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courier new" svg:font-family="'courier new', courier, mono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4.3.5.2$Windows_x86 LibreOffice_project/3a87456aaa6a95c63eea1c1b3201acedf0751bd5</meta:generator>
    <dc:date>2015-01-20T16:17:26.458000000</dc:date>
    <meta:document-statistic meta:table-count="0" meta:image-count="0" meta:object-count="0" meta:page-count="2" meta:paragraph-count="35" meta:word-count="437" meta:character-count="2352" meta:non-whitespace-character-count="1972"/>
    <meta:user-defined meta:name="Info 1"/>
    <meta:user-defined meta:name="Info 2"/>
    <meta:user-defined meta:name="Info 3"/>
    <meta:user-defined meta:name="Info 4"/>
  </office:meta>
</office:document-meta>
</file>